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fenced open="[" close="]"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fenced>
              <mn>2</mn>
            </m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  <mi>p</mi>
            </msup>
            <mi/>
            <mo stretchy="false">℘</mo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under>
              <munder>
                <mrow>
                  <msup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  <mi>p</mi>
                  </msup>
                  <mi/>
                  <msup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  <mi>p</mi>
                  </msup>
                </mrow>
                <mo stretchy="false">⏟</mo>
              </munder>
              <mrow>
                <mrow>
                  <mi/>
                  <mo stretchy="false">=</mo>
                  <mrow>
                    <mi/>
                    <mo stretchy="false">−</mo>
                    <mn>1</mn>
                  </mrow>
                </mrow>
                <mrow>
                  <mrow>
                    <mi/>
                    <mo stretchy="false">⋅</mo>
                    <mi/>
                  </mrow>
                  <mo stretchy="false">−</mo>
                  <mn>1</mn>
                </mrow>
                <mrow>
                  <mrow>
                    <mi/>
                    <mo stretchy="false">∨</mo>
                    <mi/>
                  </mrow>
                  <mo stretchy="false">+</mo>
                  <mn>1</mn>
                </mrow>
                <mrow>
                  <mrow>
                    <mi/>
                    <mo stretchy="false">⋅</mo>
                    <mi/>
                  </mrow>
                  <mo stretchy="false">+</mo>
                  <mn>1</mn>
                </mrow>
                <mrow>
                  <mi/>
                  <mo stretchy="false">=</mo>
                  <mrow>
                    <mi/>
                    <mo stretchy="false">+</mo>
                    <mn>1</mn>
                  </mrow>
                </mrow>
              </mrow>
            </munder>
            <mi/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sup>
              <mfenced open="∣" close="〉">
                <mrow>
                  <msub>
                    <mo stretchy="false">ϕ</mo>
                    <mrow>
                      <msub>
                        <mo stretchy="false">α</mo>
                        <mi>N</mi>
                      </msub>
                    </mrow>
                  </msub>
                </mrow>
              </mfenced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p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</mrow>
        </mtd>
      </mtr>
    </mtable>
    <annotation encoding="StarMath 5.0">left [ 
 S _N ^{(+-`)} 
right ] ^2 
` 
left lline 
 %iphi _{%ialpha _N} 
right rangle ~=~ 

S _N ^{(+-`)} 
` 
left lline 
 %iphi _{%ialpha _N} 
right rangle ^{(+-`)} ~=~ 

1 over {N "!"} ` sum from %Ux2118 ` (+-`) ^p ` %Ux2118 
` 
left lline 
 %iphi _{%ialpha _N} 
right rangle ^{(+-`)} ~=` 
newline `=~ 

1 over {N "!"} ` sum from %Ux2118 ` {(+-`) ^p ` (+-`) ^p} underbrace {`=` -1 `cdot` -1 `or` +1 `cdot` +1 `=` +1 }  
` 
left lline 
 %iphi _{%ialpha _N} 
right rangle ^{(+-`)} ~=~ 

left lline 
 %iphi _{%ialpha _N} 
right rangle ^{(+-`)} ~=~ 

 S _N ^{(+-`)} 
` 
left lline 
 %iphi _{%ialpha _N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52:31.975000000</meta:creation-date>
    <meta:generator>LibreOffice/4.1.4.2$Windows_x86 LibreOffice_project/0a0440ccc0227ad9829de5f46be37cfb6edcf72</meta:generator>
  </office:meta>
</office:document-meta>
</file>